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vestigación</text:p>
      <text:p text:style-name="P2"/>
      <text:p text:style-name="P2">Grupo 11:</text:p>
      <text:p text:style-name="P2">Roberto Omaña <text:tab/>06-39990</text:p>
      <text:p text:style-name="P2">Leopoldo Pimentel <text:tab/>06-40095</text:p>
      <text:p text:style-name="P2"/>
      <text:p text:style-name="P2">1)</text:p>
      <text:p text:style-name="P2"></text:p>
      <text:p text:style-name="P2"><text:tab/>a) a + b</text:p>
      <text:p text:style-name="P2"></text:p>
      <text:p text:style-name="P2"><text:tab/><text:tab/>Es un mensaje binario. </text:p>
      <text:p text:style-name="P2"><text:tab/><text:tab/>Este mensaje es recibido por un numero.</text:p>
      <text:p text:style-name="P2"><text:tab/><text:tab/>Este mensaje recibe 2 argumentos: a y b, los cuales son sumados.</text:p>
      <text:p text:style-name="P2"></text:p>
      <text:p text:style-name="P2"><text:tab/>b) 3 &lt;= 2</text:p>
      <text:p text:style-name="P2"></text:p>
      <text:p text:style-name="P2"><text:tab/><text:tab/>Este mensaje es recibido por un booleano.</text:p>
      <text:p text:style-name="P2"><text:tab/><text:tab/>Es un mensaje binario.</text:p>
      <text:p text:style-name="P2"><text:tab/><text:tab/>Este mensaje recibe 2 argumentos: 3 y 2, los cuales son comparados.</text:p>
      <text:p text:style-name="P2"></text:p>
      <text:p text:style-name="P2"><text:tab/>c) Array new: 4</text:p>
      <text:p text:style-name="P2"></text:p>
      <text:p text:style-name="P2"><text:tab/><text:tab/>Este mensaje es recibido por un Array.</text:p>
      <text:p text:style-name="P2"><text:tab/><text:tab/>Este mensaje recibe un argumento: 4, el cual define el tamaño del nuevo Array..</text:p>
      <text:p text:style-name="P2"><text:tab/><text:tab/>Es un mensaje nombrado.</text:p>
      <text:p text:style-name="P2"></text:p>
      <text:p text:style-name="P2"><text:tab/>d) Set new</text:p>
      <text:p text:style-name="P2"></text:p>
      <text:p text:style-name="P2"><text:tab/><text:tab/>Es un mensaje unario.</text:p>
      <text:p text:style-name="P2"><text:tab/><text:tab/>Este mensaje es recibido por un objeto de tipo Set.</text:p>
      <text:p text:style-name="P2"><text:tab/><text:tab/>No recibe argumentos, ya que crea un conjunto vacío.</text:p>
      <text:p text:style-name="P2"></text:p>
      <text:p text:style-name="P2"><text:tab/>e) arr at: 4 put: 10</text:p>
      <text:p text:style-name="P2"></text:p>
      <text:p text:style-name="P2"><text:tab/><text:tab/>Es un mensaje nombrado.</text:p>
      <text:p text:style-name="P2"><text:tab/><text:tab/>Este mensaje es recibido por un Array de enteros.</text:p>
      <text:p text:style-name="P2"><text:tab/><text:tab/>Recibe 2 argumentos: 4, indicando la posición, y 10, el elemento a colocar en dicha <text:tab/><text:tab/><text:tab/>posición.</text:p>
      <text:p text:style-name="P2"></text:p>
      <text:p text:style-name="P2"><text:tab/>f) a at: 'a' add: 3</text:p>
      <text:p text:style-name="P2"></text:p>
      <text:p text:style-name="P2"><text:tab/><text:tab/>Es un mensaje nombrado.</text:p>
      <text:p text:style-name="P2"><text:tab/><text:tab/>Este mensaje es recibido por un Array de enteros.</text:p>
      <text:p text:style-name="P2"><text:tab/><text:tab/>Recibe 2 argumentos: 'a', indicando la posición, y 3, el elemento a colocar en dicha <text:tab/><text:tab/><text:tab/>posición.</text:p>
      <text:p text:style-name="P2"/>
      <text:p text:style-name="P2">NOTA: En Smalltalk, los caracteres son también valores enteros, como en C. <text:tab/><text:tab/></text:p>
      <text:p text:style-name="P2"/>
      <text:p text:style-name="P2"/>
      <text:p text:style-name="P2"><text:soft-page-break/>2)</text:p>
      <text:p text:style-name="P2"></text:p>
      <text:p text:style-name="P2"><text:tab/>a) st&gt; 3 to: 8 do: [:x | x printNl]</text:p>
      <text:p text:style-name="P2"><text:tab/><text:tab/></text:p>
      <text:p text:style-name="P2"><text:tab/><text:tab/>3</text:p>
      <text:p text:style-name="P2"><text:tab/><text:tab/>4</text:p>
      <text:p text:style-name="P2"><text:tab/><text:tab/>5</text:p>
      <text:p text:style-name="P2"><text:tab/><text:tab/>6</text:p>
      <text:p text:style-name="P2"><text:tab/><text:tab/>7</text:p>
      <text:p text:style-name="P2"><text:tab/><text:tab/>8</text:p>
      <text:p text:style-name="P2"><text:tab/><text:tab/>3</text:p>
      <text:p text:style-name="P2"></text:p>
      <text:p text:style-name="P2"><text:tab/><text:tab/>Esto imprime la secuencia del 3 al 8, esto se hace a través de una  iteración acotada <text:tab/><text:tab/><text:tab/>(begin to: end do: []), luego al final vuelve a imprimir el primer numero.</text:p>
      <text:p text:style-name="P2"/>
      <text:p text:style-name="P2"></text:p>
      <text:p text:style-name="P2"><text:tab/>b) st&gt; -3 abs factorial + 3 printNl bitAnd: 5</text:p>
      <text:p text:style-name="P2"><text:tab/><text:tab/></text:p>
      <text:p text:style-name="P2"><text:tab/><text:tab/>3</text:p>
      <text:p text:style-name="P2"><text:tab/><text:tab/>1</text:p>
      <text:p text:style-name="P2"></text:p>
      <text:p text:style-name="P2"><text:tab/><text:tab/>Este resultado es producto de la siguiente secuencia:</text:p>
      <text:p text:style-name="P2"></text:p>
      <text:p text:style-name="P2"><text:tab/><text:tab/>Primero obtiene el valor absoluto de 3, luego obtiene su factorial. El paso siguiente es <text:tab/><text:tab/><text:tab/>sumarle 3. Con printNl, imprime el segundo numero y luego el resultado de la suma, <text:tab/><text:tab/><text:tab/>para finalmente aplicarle la operación bitWise con el 5.</text:p>
      <text:p text:style-name="P2"/>
      <text:p text:style-name="P2"></text:p>
      <text:p text:style-name="P2"><text:tab/>c) st&gt; a := Dictionary new.</text:p>
      <text:p text:style-name="P2"><text:tab/><text:tab/></text:p>
      <text:p text:style-name="P2"><text:tab/><text:tab/><text:tab/>Dictionary (</text:p>
      <text:p text:style-name="P2"><text:tab/><text:tab/><text:tab/>)</text:p>
      <text:p text:style-name="P2"><text:tab/><text:tab/>st&gt; a at: 'a' put: Set new.</text:p>
      <text:p text:style-name="P2"><text:tab/><text:tab/><text:tab/>Set ()</text:p>
      <text:p text:style-name="P2"><text:tab/><text:tab/>st&gt; a.</text:p>
      <text:p text:style-name="P2"><text:tab/><text:tab/><text:tab/>Dictionary (</text:p>
      <text:p text:style-name="P2"><text:tab/><text:tab/><text:tab/><text:tab/>'a'-&gt;Set ()</text:p>
      <text:p text:style-name="P2"><text:tab/><text:tab/><text:tab/>)</text:p>
      <text:p text:style-name="P2"></text:p>
      <text:p text:style-name="P2"><text:tab/><text:tab/>Esto crea un Diccionario vacío, luego, a la clave 'a' le asigna como </text:p>
      <text:p text:style-name="P2"><text:tab/><text:tab/>valor un conjunto vacío.</text:p>
      <text:p text:style-name="P2"/>
      <text:p text:style-name="P2"></text:p>
      <text:p text:style-name="P2"><text:tab/>d) st&gt; a at: 'a' add: 3</text:p>
      <text:p text:style-name="P2"><text:tab/><text:tab/>El esta tomando la operación add como si perteneciera al diccionario, y dicha operación</text:p>
      <text:p text:style-name="P2"><text:tab/><text:tab/>no pertenece a esa clase.</text:p>
      <text:p text:style-name="P2"></text:p>
      <text:p text:style-name="P2"><text:tab/><text:tab/>// COMPLETAR</text:p>
      <text:p text:style-name="P2"></text:p>
      <text:p text:style-name="P2"><text:soft-page-break/><text:tab/>3) st&gt; (a at: 'a') add: 3</text:p>
      <text:p text:style-name="P2"><text:tab/><text:tab/></text:p>
      <text:p text:style-name="P2"><text:tab/><text:tab/>3</text:p>
      <text:p text:style-name="P2"></text:p>
      <text:p text:style-name="P2"><text:tab/><text:tab/>Al colocar la operación entre paréntesis, esto devuelve un conjunto, lo que permite <text:tab/><text:tab/><text:tab/>añadir un elemento a dicho conjunto.</text:p>
      <text:p text:style-name="P2"></text:p>
      <text:p text:style-name="P2">3)</text:p>
      <text:p text:style-name="P2"/>
      <text:p text:style-name="P2"><text:tab/>Esta clase representa colecciones ordenadas de objetos con tipos arbitrarios, los cuales no <text:tab/>son accesibles de manera directa, sino a través de un índice.</text:p>
      <text:p text:style-name="P2"></text:p>
      <text:p text:style-name="P2"><text:tab/>a) Crear una nueva colección.</text:p>
      <text:p text:style-name="P2"><text:tab/><text:tab/>a := OrderedCollection new. </text:p>
      <text:p text:style-name="P2"/>
      <text:p text:style-name="P2"><text:tab/>b) Insertar un elemento al inicio y al final.</text:p>
      <text:p text:style-name="P2"><text:tab/><text:tab/>a addFirst <text:tab/>y <text:tab/>a addLast</text:p>
      <text:p text:style-name="P2"/>
      <text:p text:style-name="P2"><text:tab/>c) Eliminar el elemento al inicio y al final.</text:p>
      <text:p text:style-name="P2"><text:tab/><text:tab/>a removeFirst <text:tab/><text:tab/>y <text:tab/>a removeLast</text:p>
      <text:p text:style-name="P2"/>
      <text:p text:style-name="P2"><text:tab/>d) Obtener el elemento en una posición dada.</text:p>
      <text:p text:style-name="P2"><text:tab/><text:tab/>a at:anIndex</text:p>
      <text:p text:style-name="P2"/>
      <text:p text:style-name="P2"><text:tab/>e) Cambiar el elemento en una posición dada por otra.</text:p>
      <text:p text:style-name="P2"><text:tab/><text:tab/>a at:anIndex put:anObject</text:p>
      <text:p text:style-name="P2"/>
      <text:p text:style-name="P2"><text:tab/>f) El primer y último elemento de la lista.</text:p>
      <text:p text:style-name="P2"><text:tab/><text:tab/>a first <text:tab/><text:tab/>y<text:tab/> a last.</text:p>
      <text:p text:style-name="P2"/>
      <text:p text:style-name="P2"><text:tab/>g) El tamaño de la lista.</text:p>
      <text:p text:style-name="P2"><text:tab/><text:tab/>a size</text:p>
      <text:p text:style-name="P2"/>
      <text:p text:style-name="P2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Omaña</meta:initial-creator>
    <meta:creation-date>2013-04-08T18:21:08</meta:creation-date>
    <dc:date>2013-04-08T18:49:34</dc:date>
    <dc:creator>Roberto Omaña</dc:creator>
    <meta:editing-duration>PT26M40S</meta:editing-duration>
    <meta:editing-cycles>19</meta:editing-cycles>
    <meta:generator>LibreOffice/3.5$Linux_x86 LibreOffice_project/350m1$Build-2</meta:generator>
    <meta:document-statistic meta:table-count="0" meta:image-count="0" meta:object-count="0" meta:page-count="3" meta:paragraph-count="109" meta:word-count="517" meta:character-count="2954" meta:non-whitespace-character-count="2238"/>
  </office:meta>
</office:document-meta>
</file>